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utations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<text:s/>Leu 215 <text:s/>Arg 219 <text:s/>Phe 244 <text:s/>Leu 249 <text:s/>Thr 317 <text:s/>Thr 318 <text:s/>Leu 349 <text:s/>Cys 350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07</text:p>
          </table:table-cell>
          <table:table-cell office:value-type="string" calcext:value-type="string">
            <text:p><text:s/>Phe 215 <text:s/>Asp 219 <text:s/>- <text:s/>- <text:s/>- <text:s/>- <text:s/>- <text:s/>- 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1</text:p>
          </table:table-cell>
          <table:table-cell office:value-type="string" calcext:value-type="string">
            <text:p><text:s/>- <text:s/>- <text:s/>- <text:s/>- <text:s/>- <text:s/>- <text:s/>Val 349 <text:s/>His 350 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2</text:p>
          </table:table-cell>
          <table:table-cell office:value-type="string" calcext:value-type="string">
            <text:p><text:s/>- <text:s/>- <text:s/>- <text:s/>- <text:s/>- <text:s/>- <text:s/>Val 349 <text:s/>Tyr 350 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3</text:p>
          </table:table-cell>
          <table:table-cell office:value-type="string" calcext:value-type="string">
            <text:p><text:s/>- <text:s/>- <text:s/>- <text:s/>- <text:s/>Phe 317 <text:s/>Ser 318 <text:s/>- <text:s/>- 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5</text:p>
          </table:table-cell>
          <table:table-cell office:value-type="string" calcext:value-type="string">
            <text:p><text:s/>- <text:s/>- <text:s/>- <text:s/>- <text:s/>Phe 317 <text:s/>Gly 318 <text:s/>- <text:s/>- 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6</text:p>
          </table:table-cell>
          <table:table-cell office:value-type="string" calcext:value-type="string">
            <text:p><text:s/>- <text:s/>- <text:s/>- <text:s/>Phe 249 <text:s/>- <text:s/>- <text:s/>- <text:s/>- 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7</text:p>
          </table:table-cell>
          <table:table-cell office:value-type="string" calcext:value-type="string">
            <text:p><text:s/>- <text:s/>- <text:s/>- <text:s/>Ser 249 <text:s/>- <text:s/>- <text:s/>- <text:s/>- 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8</text:p>
          </table:table-cell>
          <table:table-cell office:value-type="string" calcext:value-type="string">
            <text:p><text:s/>- <text:s/>- <text:s/>- <text:s/>Ile 249 <text:s/>- <text:s/>- <text:s/>- 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19</text:p>
          </table:table-cell>
          <table:table-cell office:value-type="string" calcext:value-type="string">
            <text:p><text:s/>Phe 215 <text:s/>Asp 219 <text:s/>- <text:s/>- <text:s/>- <text:s/>- <text:s/>- <text:s/>Val 350 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0</text:p>
          </table:table-cell>
          <table:table-cell office:value-type="string" calcext:value-type="string">
            <text:p><text:s/>Phe 215 <text:s/>Asp 219 <text:s/>- <text:s/>- <text:s/>Cys 317 <text:s/>Phe 318 <text:s/>- <text:s/>- 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1</text:p>
          </table:table-cell>
          <table:table-cell office:value-type="string" calcext:value-type="string">
            <text:p><text:s/>Phe 215 <text:s/>Asp 219 <text:s/>- <text:s/>Tyr 249 <text:s/>- <text:s/>- <text:s/>- <text:s/>- 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2</text:p>
          </table:table-cell>
          <table:table-cell office:value-type="string" calcext:value-type="string">
            <text:p><text:s/>Phe 215 <text:s/>Asp 219 <text:s/>Tyr 244 <text:s/>Tyr 249 <text:s/>- <text:s/>- <text:s/>- <text:s/>- 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3</text:p>
          </table:table-cell>
          <table:table-cell office:value-type="string" calcext:value-type="string">
            <text:p><text:s/>Phe 215 <text:s/>Asp 219 <text:s/>- <text:s/>- <text:s/>- <text:s/>- <text:s/>Val 349 <text:s/>His 350 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4</text:p>
          </table:table-cell>
          <table:table-cell office:value-type="string" calcext:value-type="string">
            <text:p><text:s/>- <text:s/>- <text:s/>- <text:s/>- <text:s/>Cys 317 <text:s/>Phe 318 <text:s/>Val 349 <text:s/>His 350 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5</text:p>
          </table:table-cell>
          <table:table-cell office:value-type="string" calcext:value-type="string">
            <text:p><text:s/>- <text:s/>- <text:s/>- <text:s/>- <text:s/>Phe 317 <text:s/>Cys 318 <text:s/>Val 349 <text:s/>His 350 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6</text:p>
          </table:table-cell>
          <table:table-cell office:value-type="string" calcext:value-type="string">
            <text:p><text:s/>- <text:s/>- <text:s/>- <text:s/>- <text:s/>Phe 317 <text:s/>Tyr 318 <text:s/>Val 349 <text:s/>His 350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7</text:p>
          </table:table-cell>
          <table:table-cell office:value-type="string" calcext:value-type="string">
            <text:p><text:s/>- <text:s/>- <text:s/>- <text:s/>Tyr 249 <text:s/>- <text:s/>- <text:s/>Val 349 <text:s/>His 350 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8</text:p>
          </table:table-cell>
          <table:table-cell office:value-type="string" calcext:value-type="string">
            <text:p><text:s/>Phe 215 <text:s/>Cys 219 <text:s/>- <text:s/>- <text:s/>Phe 317 <text:s/>Ser 318 <text:s/>- <text:s/>- 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29</text:p>
          </table:table-cell>
          <table:table-cell office:value-type="string" calcext:value-type="string">
            <text:p><text:s/>Phe 215 <text:s/>Val 219 <text:s/>- <text:s/>- <text:s/>Phe 317 <text:s/>Ser 318 <text:s/>- <text:s/>- 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0</text:p>
          </table:table-cell>
          <table:table-cell office:value-type="string" calcext:value-type="string">
            <text:p><text:s/>- <text:s/>- <text:s/>- <text:s/>- <text:s/>Phe 317 <text:s/>Ser 318 <text:s/>Cys 349 <text:s/>Ser 350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1</text:p>
          </table:table-cell>
          <table:table-cell office:value-type="string" calcext:value-type="string">
            <text:p><text:s/>- <text:s/>- <text:s/>- <text:s/>Val 249 <text:s/>Phe 317 <text:s/>Ser 318 <text:s/>- <text:s/>- 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2</text:p>
          </table:table-cell>
          <table:table-cell office:value-type="string" calcext:value-type="string">
            <text:p><text:s/>Phe 215 <text:s/>Val 219 <text:s/>- <text:s/>Phe 249 <text:s/>- <text:s/>- <text:s/>- <text:s/>-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3</text:p>
          </table:table-cell>
          <table:table-cell office:value-type="string" calcext:value-type="string">
            <text:p><text:s/>Ile 215 <text:s/>Ser 219 <text:s/>- <text:s/>Phe 249 <text:s/>- <text:s/>- <text:s/>- <text:s/>- 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4</text:p>
          </table:table-cell>
          <table:table-cell office:value-type="string" calcext:value-type="string">
            <text:p><text:s/>- <text:s/>- <text:s/>- <text:s/>Phe 249 <text:s/>- <text:s/>- <text:s/>Val 349 <text:s/>His 350 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5</text:p>
          </table:table-cell>
          <table:table-cell office:value-type="string" calcext:value-type="string">
            <text:p><text:s/>- <text:s/>- <text:s/>- <text:s/>Phe 249 <text:s/>Cys 317 <text:s/>Phe 318 <text:s/>- <text:s/>- 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6</text:p>
          </table:table-cell>
          <table:table-cell office:value-type="string" calcext:value-type="string">
            <text:p><text:s/>- <text:s/>- <text:s/>- <text:s/>Phe 249 <text:s/>Leu 317 <text:s/>Tyr 318 <text:s/>- <text:s/>- 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7</text:p>
          </table:table-cell>
          <table:table-cell office:value-type="string" calcext:value-type="string">
            <text:p><text:s/>Phe 215 <text:s/>Asp 219 <text:s/>- <text:s/>- <text:s/>Cys 317 <text:s/>Phe 318 <text:s/>- <text:s/>Val 350 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8</text:p>
          </table:table-cell>
          <table:table-cell office:value-type="string" calcext:value-type="string">
            <text:p><text:s/>Phe 215 <text:s/>Asp 219 <text:s/>- <text:s/>Tyr 249 <text:s/>- <text:s/>- <text:s/>- <text:s/>Val 350 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39</text:p>
          </table:table-cell>
          <table:table-cell office:value-type="string" calcext:value-type="string">
            <text:p><text:s/>Phe 215 <text:s/>Asp 219 <text:s/>- <text:s/>- <text:s/>Cys 317 <text:s/>Phe 318 <text:s/>- <text:s/>Ile 350 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0</text:p>
          </table:table-cell>
          <table:table-cell office:value-type="string" calcext:value-type="string">
            <text:p><text:s/>Phe 215 <text:s/>Asp 219 <text:s/>- <text:s/>- <text:s/>Cys 317 <text:s/>Phe 318 <text:s/>- <text:s/>Val 350 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1</text:p>
          </table:table-cell>
          <table:table-cell office:value-type="string" calcext:value-type="string">
            <text:p><text:s/>Phe 215 <text:s/>Asp 219 <text:s/>- <text:s/>Phe 249 <text:s/>Cys 317 <text:s/>Phe 318 <text:s/>- <text:s/>- 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2</text:p>
          </table:table-cell>
          <table:table-cell office:value-type="string" calcext:value-type="string">
            <text:p><text:s/>Phe 215 <text:s/>Asp 219 <text:s/>Ile 244 <text:s/>Ile 249 <text:s/>Cys 317 <text:s/>Phe 318 <text:s/>- <text:s/>- 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3</text:p>
          </table:table-cell>
          <table:table-cell office:value-type="string" calcext:value-type="string">
            <text:p><text:s/>Phe 215 <text:s/>Asp 219 <text:s/>- <text:s/>Tyr 249 <text:s/>- <text:s/>- <text:s/>- <text:s/>Val 350 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4</text:p>
          </table:table-cell>
          <table:table-cell office:value-type="string" calcext:value-type="string">
            <text:p><text:s/>Phe 215 <text:s/>Asp 219 <text:s/>- <text:s/>Tyr 249 <text:s/>Phe 317 <text:s/>Ser 318 <text:s/>- <text:s/>- 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5</text:p>
          </table:table-cell>
          <table:table-cell office:value-type="string" calcext:value-type="string">
            <text:p><text:s/>Phe 215 <text:s/>Asp 219 <text:s/>- <text:s/>- <text:s/>Ile 317 <text:s/>Phe 318 <text:s/>Val 349 <text:s/>His 350 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6</text:p>
          </table:table-cell>
          <table:table-cell office:value-type="string" calcext:value-type="string">
            <text:p><text:s/>Phe 215 <text:s/>Asp 219 <text:s/>- <text:s/>Tyr 249 <text:s/>- <text:s/>- <text:s/>Val 349 <text:s/>His 350 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7</text:p>
          </table:table-cell>
          <table:table-cell office:value-type="string" calcext:value-type="string">
            <text:p><text:s/>Phe 215 <text:s/>Asp 219 <text:s/>- <text:s/>Phe 249 <text:s/>- <text:s/>- <text:s/>Val 349 <text:s/>His 350 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8</text:p>
          </table:table-cell>
          <table:table-cell office:value-type="string" calcext:value-type="string">
            <text:p><text:s/>Phe 215 <text:s/>Asp 219 <text:s/>- <text:s/>- <text:s/>Cys 317 <text:s/>Phe 318 <text:s/>Val 349 <text:s/>His 350 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49</text:p>
          </table:table-cell>
          <table:table-cell office:value-type="string" calcext:value-type="string">
            <text:p><text:s/>Phe 215 <text:s/>Asn 219 <text:s/>- <text:s/>- <text:s/>Cys 317 <text:s/>Phe 318 <text:s/>Val 349 <text:s/>His 350 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0</text:p>
          </table:table-cell>
          <table:table-cell office:value-type="string" calcext:value-type="string">
            <text:p>- <text:s/>- <text:s/>Ile 244 <text:s/>Ile 249 <text:s/>Cys 317 <text:s/>Phe 318 <text:s/>Val 349 <text:s/>His 350 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1</text:p>
          </table:table-cell>
          <table:table-cell office:value-type="string" calcext:value-type="string">
            <text:p><text:s/>- <text:s/>- <text:s/>Ile 244 <text:s/>Val 249 <text:s/>Cys 317 <text:s/>Phe 318 <text:s/>Val 349 <text:s/>His 350 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2</text:p>
          </table:table-cell>
          <table:table-cell office:value-type="string" calcext:value-type="string">
            <text:p><text:s/>Phe 215 <text:s/>Asp 219 <text:s/>- <text:s/>Tyr 249 <text:s/>- <text:s/>- <text:s/>Val 349 <text:s/>His 350 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3</text:p>
          </table:table-cell>
          <table:table-cell office:value-type="string" calcext:value-type="string">
            <text:p><text:s/>- <text:s/>- <text:s/>- <text:s/>Tyr 249 <text:s/>Val 317 <text:s/>Phe 318 <text:s/>Val 349 <text:s/>His 350 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4</text:p>
          </table:table-cell>
          <table:table-cell office:value-type="string" calcext:value-type="string">
            <text:p><text:s/>- <text:s/>- <text:s/>- <text:s/>Tyr 249 <text:s/>Phe 317 <text:s/>Phe 318 <text:s/>Val 349 <text:s/>His 350 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5</text:p>
          </table:table-cell>
          <table:table-cell office:value-type="string" calcext:value-type="string">
            <text:p><text:s/>- <text:s/>- <text:s/>- <text:s/>Tyr 249 <text:s/>Phe 317 <text:s/>Cys 318 <text:s/>Val 349 <text:s/>His 350 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6</text:p>
          </table:table-cell>
          <table:table-cell office:value-type="string" calcext:value-type="string">
            <text:p><text:s/>Phe 215 <text:s/>Cys 219 <text:s/>- <text:s/>- <text:s/>Phe 317 <text:s/>Ser 318 <text:s/>- <text:s/>Val 350 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7</text:p>
          </table:table-cell>
          <table:table-cell office:value-type="string" calcext:value-type="string">
            <text:p><text:s/>Phe 215 <text:s/>Cys 219 <text:s/>Ile 244 <text:s/>Phe 249 <text:s/>Phe 317 <text:s/>Ser 318 <text:s/>- <text:s/>- 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8</text:p>
          </table:table-cell>
          <table:table-cell office:value-type="string" calcext:value-type="string">
            <text:p><text:s/>Phe 215 <text:s/>Cys 219 <text:s/>Tyr 244 <text:s/>Phe 249 <text:s/>Phe 317 <text:s/>Ser 318 <text:s/>- <text:s/>- 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59</text:p>
          </table:table-cell>
          <table:table-cell office:value-type="string" calcext:value-type="string">
            <text:p><text:s/>Phe 215 <text:s/>- <text:s/>- <text:s/>- <text:s/>Phe 317 <text:s/>Ser 318 <text:s/>Cys 349 <text:s/>Ser 350 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0</text:p>
          </table:table-cell>
          <table:table-cell office:value-type="string" calcext:value-type="string">
            <text:p><text:s/>Phe 215 <text:s/>Val 219 <text:s/>- <text:s/>- <text:s/>Phe 317 <text:s/>Ser 318 <text:s/>Cys 349 <text:s/>Ser 350 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1</text:p>
          </table:table-cell>
          <table:table-cell office:value-type="string" calcext:value-type="string">
            <text:p><text:s/>- <text:s/>- <text:s/>- <text:s/>- <text:s/>Phe 317 <text:s/>Ser 318 <text:s/>Cys 349 <text:s/>Ser 350 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2</text:p>
          </table:table-cell>
          <table:table-cell office:value-type="string" calcext:value-type="string">
            <text:p><text:s/>- <text:s/>- <text:s/>- <text:s/>Ile 249 <text:s/>Phe 317 <text:s/>Ser 318 <text:s/>Cys 349 <text:s/>Ser 350 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3</text:p>
          </table:table-cell>
          <table:table-cell office:value-type="string" calcext:value-type="string">
            <text:p><text:s/>Phe 215 <text:s/>- <text:s/>- <text:s/>Val 249 <text:s/>Phe 317 <text:s/>Ser 318 <text:s/>- <text:s/>- 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4</text:p>
          </table:table-cell>
          <table:table-cell office:value-type="string" calcext:value-type="string">
            <text:p><text:s/>Phe 215 <text:s/>Val 219 <text:s/>- <text:s/>Val 249 <text:s/>Phe 317 <text:s/>Ser 318 <text:s/>- <text:s/>- 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5</text:p>
          </table:table-cell>
          <table:table-cell office:value-type="string" calcext:value-type="string">
            <text:p><text:s/>- <text:s/>- <text:s/>- <text:s/>Val 249 <text:s/>Phe 317 <text:s/>Ser 318 <text:s/>- <text:s/>Ser 350 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6</text:p>
          </table:table-cell>
          <table:table-cell office:value-type="string" calcext:value-type="string">
            <text:p><text:s/>- <text:s/>- <text:s/>- <text:s/>Val 249 <text:s/>Phe 317 <text:s/>Ser 318 <text:s/>Val 349 <text:s/>- 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7</text:p>
          </table:table-cell>
          <table:table-cell office:value-type="string" calcext:value-type="string">
            <text:p><text:s/>Phe 215 <text:s/>Val 219 <text:s/>- <text:s/>Phe 249 <text:s/>- <text:s/>- <text:s/>- <text:s/>Val 350 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8</text:p>
          </table:table-cell>
          <table:table-cell office:value-type="string" calcext:value-type="string">
            <text:p><text:s/>Phe 215 <text:s/>Val 219 <text:s/>- <text:s/>Phe 249 <text:s/>Phe 317 <text:s/>Cys 318 <text:s/>- <text:s/>- 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69</text:p>
          </table:table-cell>
          <table:table-cell office:value-type="string" calcext:value-type="string">
            <text:p><text:s/>Phe 215 <text:s/>Val 219 <text:s/>- <text:s/>Phe 249 <text:s/>Phe 317 <text:s/>Ile 318 <text:s/>- <text:s/>- 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0</text:p>
          </table:table-cell>
          <table:table-cell office:value-type="string" calcext:value-type="string">
            <text:p><text:s/>Phe 215 <text:s/>Val 219 <text:s/>- <text:s/>Phe 249 <text:s/>Val 317 <text:s/>Asp 318 <text:s/>- <text:s/>- 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1</text:p>
          </table:table-cell>
          <table:table-cell office:value-type="string" calcext:value-type="string">
            <text:p><text:s/>Phe 215 <text:s/>Val 219 <text:s/>- <text:s/>Phe 249 <text:s/>Ile 317 <text:s/>His 318 <text:s/>- <text:s/>- 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2</text:p>
          </table:table-cell>
          <table:table-cell office:value-type="string" calcext:value-type="string">
            <text:p><text:s/>Phe 215 <text:s/>Val 219 <text:s/>- <text:s/>Phe 249 <text:s/>Ile 317 <text:s/>Asn 318 <text:s/>- <text:s/>- 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3</text:p>
          </table:table-cell>
          <table:table-cell office:value-type="string" calcext:value-type="string">
            <text:p><text:s/>Phe 215 <text:s/>Val 219 <text:s/>- <text:s/>Phe 249 <text:s/>Ile 317 <text:s/>Ser 318 <text:s/>- <text:s/>- 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4</text:p>
          </table:table-cell>
          <table:table-cell office:value-type="string" calcext:value-type="string">
            <text:p><text:s/>Phe 215 <text:s/>Val 219 <text:s/>- <text:s/>Phe 249 <text:s/>Ile 317 <text:s/>Tyr 318 <text:s/>- <text:s/>- 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5</text:p>
          </table:table-cell>
          <table:table-cell office:value-type="string" calcext:value-type="string">
            <text:p><text:s/>Phe 215 <text:s/>Val 219 <text:s/>- <text:s/>Phe 249 <text:s/>Ile 317 <text:s/>Asp 318 <text:s/>- <text:s/>- 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6</text:p>
          </table:table-cell>
          <table:table-cell office:value-type="string" calcext:value-type="string">
            <text:p><text:s/>Phe 215 <text:s/>Leu 219 <text:s/>- <text:s/>Phe 249 <text:s/>- <text:s/>- <text:s/>Val 349 <text:s/>His 350 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7</text:p>
          </table:table-cell>
          <table:table-cell office:value-type="string" calcext:value-type="string">
            <text:p><text:s/>Phe 215 <text:s/>Tyr 219 <text:s/>- <text:s/>Phe 249 <text:s/>- <text:s/>- <text:s/>Val 349 <text:s/>His 350 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8</text:p>
          </table:table-cell>
          <table:table-cell office:value-type="string" calcext:value-type="string">
            <text:p><text:s/>Phe 215 <text:s/>Asp 219 <text:s/>- <text:s/>Phe 249 <text:s/>- <text:s/>- <text:s/>Val 349 <text:s/>His 350 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79</text:p>
          </table:table-cell>
          <table:table-cell office:value-type="string" calcext:value-type="string">
            <text:p><text:s/>- <text:s/>- <text:s/>- <text:s/>Phe 249 <text:s/>Val 317 <text:s/>Phe 318 <text:s/>Val 349 <text:s/>His 350 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0</text:p>
          </table:table-cell>
          <table:table-cell office:value-type="string" calcext:value-type="string">
            <text:p><text:s/>- <text:s/>- <text:s/>- <text:s/>Phe 249 <text:s/>Ile 317 <text:s/>Asp 318 <text:s/>Val 349 <text:s/>His 350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1</text:p>
          </table:table-cell>
          <table:table-cell office:value-type="string" calcext:value-type="string">
            <text:p><text:s/>Phe 215 <text:s/>Asp 219 <text:s/>- <text:s/>Phe 249 <text:s/>Cys 317 <text:s/>Phe 318 <text:s/>- <text:s/>- 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2</text:p>
          </table:table-cell>
          <table:table-cell office:value-type="string" calcext:value-type="string">
            <text:p><text:s/>Phe 215 <text:s/>His 219 <text:s/>- <text:s/>Phe 249 <text:s/>Cys 317 <text:s/>Phe 318 <text:s/>- <text:s/>- 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3</text:p>
          </table:table-cell>
          <table:table-cell office:value-type="string" calcext:value-type="string">
            <text:p><text:s/>Phe 215 <text:s/>Val 219 <text:s/>- <text:s/>Phe 249 <text:s/>Cys 317 <text:s/>Phe 318 <text:s/>- <text:s/>- 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4</text:p>
          </table:table-cell>
          <table:table-cell office:value-type="string" calcext:value-type="string">
            <text:p><text:s/>- <text:s/>- <text:s/>- <text:s/>Phe 249 <text:s/>Cys 317 <text:s/>Phe 318 <text:s/>Val 349 <text:s/>His 350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5</text:p>
          </table:table-cell>
          <table:table-cell office:value-type="string" calcext:value-type="string">
            <text:p><text:s/>Phe 215 <text:s/>Asp 219 <text:s/>Ile 244 <text:s/>Ile 249 <text:s/>Cys 317 <text:s/>Phe 318 <text:s/>- <text:s/>Val 350 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6</text:p>
          </table:table-cell>
          <table:table-cell office:value-type="string" calcext:value-type="string">
            <text:p><text:s/>Phe 215 <text:s/>Asp 219 <text:s/>Cys 244 <text:s/>- <text:s/>Cys 317 <text:s/>Phe 318 <text:s/>- <text:s/>Val 350 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7</text:p>
          </table:table-cell>
          <table:table-cell office:value-type="string" calcext:value-type="string">
            <text:p><text:s/>Phe 215 <text:s/>Asp 219 <text:s/>Ile 244 <text:s/>- <text:s/>Cys 317 <text:s/>Phe 318 <text:s/>- <text:s/>Val 350 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8</text:p>
          </table:table-cell>
          <table:table-cell office:value-type="string" calcext:value-type="string">
            <text:p><text:s/>Phe 215 <text:s/>Asp 219 <text:s/>- <text:s/>Tyr 249 <text:s/>Ser 317 <text:s/>Ser 318 <text:s/>- <text:s/>Val 350 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89</text:p>
          </table:table-cell>
          <table:table-cell office:value-type="string" calcext:value-type="string">
            <text:p><text:s/>Phe 215 <text:s/>Asp 219 <text:s/>- <text:s/>Tyr 249 <text:s/>Phe 317 <text:s/>Val 318 <text:s/>- <text:s/>Val 350 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0</text:p>
          </table:table-cell>
          <table:table-cell office:value-type="string" calcext:value-type="string">
            <text:p><text:s/>Phe 215 <text:s/>Asp 219 <text:s/>Ile 244 <text:s/>Ile 249 <text:s/>Cys 317 <text:s/>Phe 318 <text:s/>- <text:s/>Ile 350 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1</text:p>
          </table:table-cell>
          <table:table-cell office:value-type="string" calcext:value-type="string">
            <text:p><text:s/>Phe 215 <text:s/>Asp 219 <text:s/>Val 244 <text:s/>Ile 249 <text:s/>Cys 317 <text:s/>Phe 318 <text:s/>- <text:s/>Ile 350 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2</text:p>
          </table:table-cell>
          <table:table-cell office:value-type="string" calcext:value-type="string">
            <text:p><text:s/>Phe 215 <text:s/>Asp 219 <text:s/>- <text:s/>Phe 249 <text:s/>Cys 317 <text:s/>Phe 318 <text:s/>Asn 349 <text:s/>Ile 350 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3</text:p>
          </table:table-cell>
          <table:table-cell office:value-type="string" calcext:value-type="string">
            <text:p><text:s/>Phe 215 <text:s/>Asp 219 <text:s/>- <text:s/>Tyr 249 <text:s/>Val 317 <text:s/>Phe 318 <text:s/>Val 350 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4</text:p>
          </table:table-cell>
          <table:table-cell office:value-type="string" calcext:value-type="string">
            <text:p><text:s/>Phe 215 <text:s/>Asp 219 <text:s/>- <text:s/>Tyr 249 <text:s/>Phe 317 <text:s/>Ser 318 <text:s/>His 349 <text:s/>- 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5</text:p>
          </table:table-cell>
          <table:table-cell office:value-type="string" calcext:value-type="string">
            <text:p><text:s/>Phe 215 <text:s/>Asp 219 <text:s/>Ile 244 <text:s/>Ile 249 <text:s/>Ile 317 <text:s/>Phe 318 <text:s/>Val 349 <text:s/>His 350 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6</text:p>
          </table:table-cell>
          <table:table-cell office:value-type="string" calcext:value-type="string">
            <text:p><text:s/>Phe 215 <text:s/>Asp 219 <text:s/>Val 244 <text:s/>Ile 249 <text:s/>Ile 317 <text:s/>Phe 318 <text:s/>Val 349 <text:s/>His 350 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7</text:p>
          </table:table-cell>
          <table:table-cell office:value-type="string" calcext:value-type="string">
            <text:p><text:s/>Phe 215 <text:s/>Asp 219 <text:s/>Val 244 <text:s/>Val 249 <text:s/>Ile 317 <text:s/>Phe 318 <text:s/>Val 349 <text:s/>His 350 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8</text:p>
          </table:table-cell>
          <table:table-cell office:value-type="string" calcext:value-type="string">
            <text:p><text:s/>Phe 215 <text:s/>Asp 219 <text:s/>- <text:s/>Phe 249 <text:s/>Ile 317 <text:s/>Phe 318 <text:s/>Val 349 <text:s/>His 350 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199</text:p>
          </table:table-cell>
          <table:table-cell office:value-type="string" calcext:value-type="string">
            <text:p><text:s/>Phe 215 <text:s/>Asp 219 <text:s/>- <text:s/>Tyr 249 <text:s/>Phe 317 <text:s/>Val 318 <text:s/>Val 349 <text:s/>His 350 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0</text:p>
          </table:table-cell>
          <table:table-cell office:value-type="string" calcext:value-type="string">
            <text:p><text:s/>Phe 215 <text:s/>Asp 219 <text:s/>Ile 244 <text:s/>Ile 249 <text:s/>Cys 317 <text:s/>Phe 318 <text:s/>Val 349 <text:s/>His 350 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1</text:p>
          </table:table-cell>
          <table:table-cell office:value-type="string" calcext:value-type="string">
            <text:p><text:s/>Phe 215 <text:s/>Asp 219 <text:s/>Val 244 <text:s/>Ile 249 <text:s/>Cys 317 <text:s/>Phe 318 <text:s/>Val 349 <text:s/>His 350 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59</text:p>
          </table:table-cell>
          <table:table-cell office:value-type="string" calcext:value-type="string">
            <text:p><text:s/>- <text:s/>Phe 219 <text:s/>Ile 244 <text:s/>Ile 249 <text:s/>Cys 317 <text:s/>Phe 318 <text:s/>Val 349 <text:s/>His 350 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60</text:p>
          </table:table-cell>
          <table:table-cell office:value-type="string" calcext:value-type="string">
            <text:p><text:s/>- <text:s/>Ile 219 <text:s/>Ile 244 <text:s/>Ile 249 <text:s/>Cys 317 <text:s/>Phe 318 <text:s/>Val 349 <text:s/>His 350 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61</text:p>
          </table:table-cell>
          <table:table-cell office:value-type="string" calcext:value-type="string">
            <text:p><text:s/>- <text:s/>Asn 219 <text:s/>Ile 244 <text:s/>Ile 249 <text:s/>Cys 317 <text:s/>Phe 318 <text:s/>Val 349 <text:s/>His 350 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62</text:p>
          </table:table-cell>
          <table:table-cell office:value-type="string" calcext:value-type="string">
            <text:p><text:s/>- <text:s/>Val 219 <text:s/>Ile 244 <text:s/>Ile 249 <text:s/>Cys 317 <text:s/>Phe 318 <text:s/>Val 349 <text:s/>His 350 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63</text:p>
          </table:table-cell>
          <table:table-cell office:value-type="string" calcext:value-type="string">
            <text:p><text:s/>- <text:s/>Cys 219 <text:s/>Ile 244 <text:s/>Ile 249 <text:s/>Cys 317 <text:s/>Phe 318 <text:s/>Val 349 <text:s/>His 350 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64</text:p>
          </table:table-cell>
          <table:table-cell office:value-type="string" calcext:value-type="string">
            <text:p><text:s/>- <text:s/>His 219 <text:s/>Ile 244 <text:s/>Ile 249 <text:s/>Cys 317 <text:s/>Phe 318 <text:s/>Val 349 <text:s/>His 350 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65</text:p>
          </table:table-cell>
          <table:table-cell office:value-type="string" calcext:value-type="string">
            <text:p>- <text:s/>Gly 219 <text:s/>Ile 244 <text:s/>Ile 249 <text:s/>Cys 317 <text:s/>Phe 318 <text:s/>Val 349 <text:s/>His 350 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2</text:p>
          </table:table-cell>
          <table:table-cell office:value-type="string" calcext:value-type="string">
            <text:p><text:s/>Phe 215 <text:s/>Asp 219 <text:s/>- <text:s/>Tyr 249 <text:s/>Phe 317 <text:s/>Val 318 <text:s/>Val 349 <text:s/>His 350 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3</text:p>
          </table:table-cell>
          <table:table-cell office:value-type="string" calcext:value-type="string">
            <text:p><text:s/>Phe 215 <text:s/>Asp 219 <text:s/>- <text:s/>Tyr 249 <text:s/>Val 317 <text:s/>Phe 318 <text:s/>Val 349 <text:s/>His 350 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4</text:p>
          </table:table-cell>
          <table:table-cell office:value-type="string" calcext:value-type="string">
            <text:p>Phe 215 Asp 219 – Tyr 249 Phe 317 Gly 381 Val 349 His 350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5</text:p>
          </table:table-cell>
          <table:table-cell office:value-type="string" calcext:value-type="string">
            <text:p>Phe 215 Asp 219 – Tyr 249 Ile 317 Phe 318 Val 349 His 350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6</text:p>
          </table:table-cell>
          <table:table-cell office:value-type="string" calcext:value-type="string">
            <text:p>Phe 215 Asp 219 – Tyr 249 Phe 317 Ser 318 Val 349 His 35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7</text:p>
          </table:table-cell>
          <table:table-cell office:value-type="string" calcext:value-type="string">
            <text:p>Phe 315 Asp 219 – Tyr 249 Val 317 Phe 318 Val 349 His 35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8</text:p>
          </table:table-cell>
          <table:table-cell office:value-type="string" calcext:value-type="string">
            <text:p>Phe 215 Gly 219 – Tyr 249 Val 317 Phe 318 Val 349 His 35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09</text:p>
          </table:table-cell>
          <table:table-cell office:value-type="string" calcext:value-type="string">
            <text:p>Phe 215 His 219 – Tyr 249 Val 317 Phe 318 Val 349 His 35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0</text:p>
          </table:table-cell>
          <table:table-cell office:value-type="string" calcext:value-type="string">
            <text:p>Phe 215 Asn 219 – Tyr 249 Val 317 Phe 318 Val 349 His 350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1</text:p>
          </table:table-cell>
          <table:table-cell office:value-type="string" calcext:value-type="string">
            <text:p><text:s/>Phe 215 <text:s/>Cys 219 <text:s/>Asn 244 <text:s/>Phe 249 <text:s/>Phe 317 <text:s/>Ser 318 <text:s/>- <text:s/>Val 350 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2</text:p>
          </table:table-cell>
          <table:table-cell office:value-type="string" calcext:value-type="string">
            <text:p><text:s/>Phe 215 <text:s/>Cys 219 <text:s/>Val 244 <text:s/>Phe 249 <text:s/>Phe 317 <text:s/>Ser 318 <text:s/>- <text:s/>Val 350 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3</text:p>
          </table:table-cell>
          <table:table-cell office:value-type="string" calcext:value-type="string">
            <text:p><text:s/>Phe 215 <text:s/>Cys 219 <text:s/>His 244 <text:s/>Phe 249 <text:s/>Phe 317 <text:s/>Ser 318 <text:s/>- <text:s/>Val 350 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4</text:p>
          </table:table-cell>
          <table:table-cell office:value-type="string" calcext:value-type="string">
            <text:p><text:s/>Phe 215 <text:s/>Cys 219 <text:s/>- <text:s/>Phe 249 <text:s/>Phe 317 <text:s/>Ser 318 <text:s/>- <text:s/>Val 350 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5</text:p>
          </table:table-cell>
          <table:table-cell office:value-type="string" calcext:value-type="string">
            <text:p><text:s/>Phe 215 <text:s/>Cys 219 <text:s/>Ile 244 <text:s/>Phe 249 <text:s/>Phe 317 <text:s/>Ser 318 <text:s/>Val 349 <text:s/>- 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6</text:p>
          </table:table-cell>
          <table:table-cell office:value-type="string" calcext:value-type="string">
            <text:p><text:s/>Phe 215 <text:s/>- <text:s/>- <text:s/>Phe 249 <text:s/>Phe 317 <text:s/>Ser 318 <text:s/>Cys 349 <text:s/>Ser 350 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7</text:p>
          </table:table-cell>
          <table:table-cell office:value-type="string" calcext:value-type="string">
            <text:p><text:s/>Phe 215 <text:s/>- <text:s/>His 244 <text:s/>Phe 249 <text:s/>Phe 317 <text:s/>Ser 318 <text:s/>Cys 349 <text:s/>Ser 350 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8</text:p>
          </table:table-cell>
          <table:table-cell office:value-type="string" calcext:value-type="string">
            <text:p><text:s/>- <text:s/>Val 219 <text:s/>- <text:s/>- <text:s/>Phe 317 <text:s/>Ser 318 <text:s/>Cys 349 <text:s/>Ser 350 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19</text:p>
          </table:table-cell>
          <table:table-cell office:value-type="string" calcext:value-type="string">
            <text:p><text:s/>Phe 215 <text:s/>Cys 219 <text:s/>- <text:s/>- <text:s/>Phe 317 <text:s/>Ser 318 <text:s/>Cys 349 <text:s/>Ser 350 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0</text:p>
          </table:table-cell>
          <table:table-cell office:value-type="string" calcext:value-type="string">
            <text:p><text:s/>Phe 215 <text:s/>- <text:s/>- <text:s/>Val 249 <text:s/>Phe 317 <text:s/>Ser 318 <text:s/>- <text:s/>Asn 35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1</text:p>
          </table:table-cell>
          <table:table-cell office:value-type="string" calcext:value-type="string">
            <text:p><text:s/>Phe 215 <text:s/>- <text:s/>- <text:s/>Val 249 <text:s/>Phe 317 <text:s/>Ser 318 <text:s/>- <text:s/>Val 350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2</text:p>
          </table:table-cell>
          <table:table-cell office:value-type="string" calcext:value-type="string">
            <text:p><text:s/>Phe 215 <text:s/>- <text:s/>- <text:s/>Val 249 <text:s/>Phe 317 <text:s/>Ser 318 <text:s/>- <text:s/>Cys 350 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3</text:p>
          </table:table-cell>
          <table:table-cell office:value-type="string" calcext:value-type="string">
            <text:p><text:s/>Phe 215 <text:s/>- <text:s/>- <text:s/>Val 249 <text:s/>Phe 317 <text:s/>Ser 318 <text:s/>- <text:s/>Ser 350 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4</text:p>
          </table:table-cell>
          <table:table-cell office:value-type="string" calcext:value-type="string">
            <text:p><text:s/>Phe 215 <text:s/>Val 219 <text:s/>- <text:s/>Phe 249 <text:s/>Val 317 <text:s/>Val 318 <text:s/>- <text:s/>Val 350 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5</text:p>
          </table:table-cell>
          <table:table-cell office:value-type="string" calcext:value-type="string">
            <text:p><text:s/>Phe 215 <text:s/>Val 219 <text:s/>- <text:s/>Phe 249 <text:s/>Ile 317 <text:s/>His 318 <text:s/>- <text:s/>Val 350 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6</text:p>
          </table:table-cell>
          <table:table-cell office:value-type="string" calcext:value-type="string">
            <text:p><text:s/>Phe 215 <text:s/>Val 219 <text:s/>- <text:s/>Phe 249 <text:s/>Val 317 <text:s/>Asn 318 <text:s/>- <text:s/>Val 350 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7</text:p>
          </table:table-cell>
          <table:table-cell office:value-type="string" calcext:value-type="string">
            <text:p><text:s/>Phe 215 <text:s/>Val 219 <text:s/>- <text:s/>Phe 249 <text:s/>Val 317 <text:s/>His 318 <text:s/>- <text:s/>Val 350 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8</text:p>
          </table:table-cell>
          <table:table-cell office:value-type="string" calcext:value-type="string">
            <text:p><text:s/>Phe 215 <text:s/>Val 219 <text:s/>- <text:s/>Phe 249 <text:s/>Phe 317 <text:s/>Cys 318 <text:s/>Asp 349 <text:s/>Tyr 350 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29</text:p>
          </table:table-cell>
          <table:table-cell office:value-type="string" calcext:value-type="string">
            <text:p><text:s/>Phe 215 <text:s/>Val 219 <text:s/>- <text:s/>Phe 249 <text:s/>Phe 317 <text:s/>Cys 318 <text:s/>Val 349 <text:s/>His 350 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0</text:p>
          </table:table-cell>
          <table:table-cell office:value-type="string" calcext:value-type="string">
            <text:p><text:s/>Phe 215 <text:s/>Leu 219 <text:s/>- <text:s/>Phe 249 <text:s/>Phe 317 <text:s/>Cys 318 <text:s/>Val 349 <text:s/>His 350 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1</text:p>
          </table:table-cell>
          <table:table-cell office:value-type="string" calcext:value-type="string">
            <text:p>Phe 215 Leu 219 – Phe 249 Phe 317 Val 318 Val 349 His 350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2</text:p>
          </table:table-cell>
          <table:table-cell office:value-type="string" calcext:value-type="string">
            <text:p>Phe 215 Leu 219 – Phe 249 Phe 317 Ile 318 Val 349 His 35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3</text:p>
          </table:table-cell>
          <table:table-cell office:value-type="string" calcext:value-type="string">
            <text:p>Phe 215 Leu 219 – Phe 249 Ile 317 Ser 318 Val 349 His 350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4</text:p>
          </table:table-cell>
          <table:table-cell office:value-type="string" calcext:value-type="string">
            <text:p>Phe 215 Leu 219 – Phe 249 Phe 317 Gly 318 Val 349 His 350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5</text:p>
          </table:table-cell>
          <table:table-cell office:value-type="string" calcext:value-type="string">
            <text:p>Phe 215 Leu 219 – Phe 249 Ile 317 Asn 318 Val 349 His 35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6</text:p>
          </table:table-cell>
          <table:table-cell office:value-type="string" calcext:value-type="string">
            <text:p>Phe 215 Asn 219 – Phe 249 Val 317 Phe 318 Val 349 His 35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7</text:p>
          </table:table-cell>
          <table:table-cell office:value-type="string" calcext:value-type="string">
            <text:p>Phe 215 Leu 219 – Phe 249 Val 317 Phe 318 Val 349 His 35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8</text:p>
          </table:table-cell>
          <table:table-cell office:value-type="string" calcext:value-type="string">
            <text:p>Phe 215 Asp 219 – Phe 249 Cys 317 Phe 318 – Val 350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39</text:p>
          </table:table-cell>
          <table:table-cell office:value-type="string" calcext:value-type="string">
            <text:p>Phe 215 Asp 219 – Phe 249 Cys 317 Phe 318 Val 349 His 35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40</text:p>
          </table:table-cell>
          <table:table-cell office:value-type="string" calcext:value-type="string">
            <text:p>Phe 215 Gly 219 – Phe 249 Cys 317 Phe 318 Val 349 His 350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41</text:p>
          </table:table-cell>
          <table:table-cell office:value-type="string" calcext:value-type="string">
            <text:p>Phe 215 Val 219 – Phe 249 Cys 317 Phe 318 Val 349 His 35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-258</text:p>
          </table:table-cell>
          <table:table-cell office:value-type="string" calcext:value-type="string">
            <text:p>Phe 215 Ser 219 – Phe 249 Cys 317 Phe 318 Val 349 His 35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W202</text:p>
          </table:table-cell>
          <table:table-cell office:value-type="string" calcext:value-type="string">
            <text:p><text:s/>Phe 215 <text:s/>Ser 219 <text:s/>- <text:s/>Tyr 249 <text:s/>Trp 317 <text:s/>Val 318 <text:s/>- <text:s/>Val 350 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2:50:13.099378124</meta:creation-date>
    <dc:date>2021-02-14T13:44:44.066457611</dc:date>
    <meta:editing-duration>PT19M59S</meta:editing-duration>
    <meta:editing-cycles>3</meta:editing-cycles>
    <meta:generator>LibreOffice/7.0.4.2$Linux_X86_64 LibreOffice_project/00$Build-2</meta:generator>
    <meta:document-statistic meta:table-count="1" meta:cell-count="426" meta:object-count="0"/>
  </office:meta>
</office:document-meta>
</file>